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fo:font-size="11pt" style:font-size-asian="11pt" style:font-size-complex="11pt"/>
    </style:style>
    <style:style style:name="P3" style:family="paragraph" style:parent-style-name="Standard">
      <style:text-properties fo:color="#4700b8" fo:font-size="11pt" style:font-size-asian="11pt" style:font-size-complex="11pt"/>
    </style:style>
    <style:style style:name="P4" style:family="paragraph" style:parent-style-name="Standard">
      <style:text-properties fo:font-size="11pt" style:font-size-asian="11pt" style:font-size-complex="11pt"/>
    </style:style>
    <style:style style:name="T1" style:family="text">
      <style:text-properties fo:color="#4700b8"/>
    </style:style>
    <style:style style:name="T2" style:family="text">
      <style:text-properties fo:color="#000000"/>
    </style:style>
    <style:style style:name="T3" style:family="text">
      <style:text-properties fo:color="#000000" fo:font-style="italic" style:font-style-asian="italic" style:font-style-complex="italic"/>
    </style:style>
    <style:style style:name="T4" style:family="text">
      <style:text-properties fo:color="#000000" fo:font-style="normal" style:font-style-asian="normal" style:font-style-complex="normal"/>
    </style:style>
    <style:style style:name="T5" style:family="text">
      <style:text-properties fo:color="#280099"/>
    </style:style>
    <style:style style:name="T6" style:family="text">
      <style:text-properties fo:color="#5c8526"/>
    </style:style>
    <style:style style:name="T7" style:family="text">
      <style:text-properties fo:color="#ff0000"/>
    </style:style>
    <style:style style:name="T8" style:family="text">
      <style:text-properties fo:color="#00ffff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8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6"><text:tab/><text:tab/><text:tab/>//først vises dannelsen af agent-klassen.</text:span></text:p>
      <text:p text:style-name="P4"><text:span text:style-name="T6"><text:tab/><text:tab/><text:tab/>//param:... viser hvilke parametre klassen tager ved new.</text:span></text:p>
      <text:p text:style-name="P4"><text:span text:style-name="T1">Class </text:span><text:span text:style-name="T2">Agent (</text:span><text:span text:style-name="T5">param </text:span><text:span text:style-name="T1">: int </text:span><text:span text:style-name="T2">Armor, </text:span><text:span text:style-name="T1">int </text:span><text:span text:style-name="T2">Attack, </text:span><text:span text:style-name="T1">int </text:span><text:span text:style-name="T2">Type, </text:span><text:span text:style-name="T1">func </text:span><text:span text:style-name="T2">Behavior(</text:span><text:span text:style-name="T1">param :</text:span><text:span text:style-name="T2"> </text:span><text:span text:style-name="T1">int </text:span><text:span text:style-name="T2">From, </text:span><text:span text:style-name="T1">math </text:span><text:span text:style-name="T2">Direction)){ </text:span></text:p>
      <text:p text:style-name="P4"><text:span text:style-name="T6"><text:tab/><text:tab/><text:tab/>//agent-klassens funktioner</text:span></text:p>
      <text:p text:style-name="P4"><text:span text:style-name="T2">AgentCompare(); <text:tab/></text:span><text:span text:style-name="T6">//sammenligner med fjende</text:span></text:p>
      <text:p text:style-name="P4"><text:span text:style-name="T2">AgentDie(); <text:tab/><text:tab/></text:span><text:span text:style-name="T6">//hvis den anden fjende er stærkere, kaldes denne, og denne agent dør (slettes)</text:span></text:p>
      <text:p text:style-name="P4"><text:span text:style-name="T2">SetBehavior();<text:tab/></text:span><text:span text:style-name="T6">//kaldes når spillet starter, ved sammenstød med objekt, og ved vundet kamp.</text:span></text:p>
      <text:p text:style-name="P4"><text:span text:style-name="T2">}</text:span></text:p>
      <text:p text:style-name="P4"><text:span text:style-name="T1"/></text:p>
      <text:p text:style-name="P4"><text:span text:style-name="T1"/></text:p>
      <text:p text:style-name="P4"><text:span text:style-name="T6"><text:tab/><text:tab/><text:tab/>//vi laver en new agent og giver inputs.</text:span></text:p>
      <text:p text:style-name="P4"><text:span text:style-name="T1">new Agent</text:span> = Agent1(<text:span text:style-name="T7">Armor</text:span> = 5 , <text:span text:style-name="T7">Attack </text:span><text:span text:style-name="T2">= 12, </text:span><text:span text:style-name="T7">Type</text:span><text:span text:style-name="T2"> = Infantry, </text:span><text:span text:style-name="T7">Behavior </text:span><text:span text:style-name="T2">= </text:span><text:span text:style-name="T4">()</text:span>);</text:p>
      <text:p text:style-name="P4"/>
      <text:p text:style-name="P4"/>
      <text:p text:style-name="P4"><text:span text:style-name="T6"><text:tab/><text:tab/><text:tab/>//metoden til at sammenligne agenter.</text:span></text:p>
      <text:p text:style-name="P3">new method <text:span text:style-name="T2">= AgentCompare(</text:span>usedBy : Agent<text:span text:style-name="T2">){</text:span></text:p>
      <text:p text:style-name="P3"><text:span text:style-name="T2"><text:tab/></text:span>if<text:span text:style-name="T2">(Armor &gt; EnemyAttack </text:span>and <text:span text:style-name="T2">Attack &gt;= EnemyArmor){</text:span></text:p>
      <text:p text:style-name="P3"><text:span text:style-name="T2"><text:tab/><text:tab/></text:span>call <text:span text:style-name="T2">SetBehavior();</text:span></text:p>
      <text:p text:style-name="P3"><text:span text:style-name="T2"><text:tab/>}</text:span></text:p>
      <text:p text:style-name="P3"><text:span text:style-name="T2"><text:tab/></text:span>if<text:span text:style-name="T2">(Armor &gt; EnemyAttack </text:span>and <text:span text:style-name="T2">Attack &lt; EnemyArmor){</text:span></text:p>
      <text:p text:style-name="P3"><text:span text:style-name="T2"><text:tab/><text:tab/></text:span>call<text:span text:style-name="T2"> SetBehavior();</text:span></text:p>
      <text:p text:style-name="P3"><text:span text:style-name="T2"><text:tab/>}</text:span></text:p>
      <text:p text:style-name="P3"><text:span text:style-name="T2"><text:tab/></text:span>if<text:span text:style-name="T2">(Armor &lt;= EnemyAttack){</text:span></text:p>
      <text:p text:style-name="P3"><text:span text:style-name="T2"><text:tab/><text:tab/></text:span>call<text:span text:style-name="T2"> AgentDie();</text:span></text:p>
      <text:p text:style-name="P3"><text:span text:style-name="T2"><text:tab/>}</text:span></text:p>
      <text:p text:style-name="P3"><text:span text:style-name="T2">}</text:span></text:p>
      <text:p text:style-name="P3"><text:span text:style-name="T2"/></text:p>
      <text:p text:style-name="P3"><text:span text:style-name="T2"/></text:p>
      <text:p text:style-name="P3"><text:span text:style-name="T2"><text:tab/><text:tab/><text:tab/></text:span><text:span text:style-name="T6">//bestemmelse af behavior parametren.</text:span></text:p>
      <text:p text:style-name="P2"><text:span text:style-name="T1">new method</text:span> = SetBehavior(<text:span text:style-name="T1">usedBy : Agent</text:span>){</text:p>
      <text:p text:style-name="P2"><text:tab/><text:span text:style-name="T7">From</text:span><text:span text:style-name="T1"> </text:span>= CurrentGridPoint;</text:p>
      <text:p text:style-name="P2"><text:span text:style-name="T1"><text:tab/>call </text:span>RandomFunction(<text:span text:style-name="T7">From</text:span>);</text:p>
      <text:p text:style-name="P2"><text:tab/><text:span text:style-name="T1">send to</text:span> <text:span text:style-name="T7">Behavior</text:span>;</text:p>
      <text:p text:style-name="P2">}</text:p>
      <text:p text:style-name="P2"/>
      <text:p text:style-name="P2"/>
      <text:p text:style-name="P2"><text:tab/><text:tab/><text:tab/><text:span text:style-name="T6">//random-funktionen.</text:span></text:p>
      <text:p text:style-name="P2"><text:span text:style-name="T1">new method</text:span> = RandomFunction(<text:span text:style-name="T1">usedBy : SetBehavior</text:span>){</text:p>
      <text:p text:style-name="P2"><text:tab/><text:span text:style-name="T7">From </text:span><text:span text:style-name="T1">* <text:tab/><text:tab/></text:span><text:span text:style-name="T6">//Aner ikke hvordan random skal være, men den skal lave en retnings-funktion på <text:tab/><text:tab/><text:tab/>//baggrund af From og PC'ens/serverens ur.</text:span>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2H07M23S</meta:editing-duration>
    <meta:editing-cycles>3</meta:editing-cycles>
    <meta:generator>OpenOffice.org/3.2$Win32 OpenOffice.org_project/320m18$Build-9502</meta:generator>
    <dc:date>2011-03-06T23:23:24.89</dc:date>
    <meta:document-statistic meta:table-count="0" meta:image-count="0" meta:object-count="0" meta:page-count="1" meta:paragraph-count="32" meta:word-count="174" meta:character-count="1219"/>
    <dc:creator>Simon Frandsen</dc:creator>
    <meta:user-defined meta:name="Info 1"/>
    <meta:user-defined meta:name="Info 2"/>
    <meta:user-defined meta:name="Info 3"/>
    <meta:user-defined meta:name="Info 4"/>
  </office:meta>
</office:document-meta>
</file>